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3">
      <style:graphic-properties fo:min-height="11.93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text-properties fo:font-family="'Liberation Sans'" style:font-family-generic="swiss" style:font-pitch="variable"/>
    </style:style>
    <style:style style:name="P8" style:family="paragraph">
      <style:text-properties fo:color="#4c4c4c" fo:font-style="italic" style:font-style-asian="italic" style:font-style-complex="italic"/>
    </style:style>
    <style:style style:name="P9" style:family="paragraph">
      <style:text-properties fo:font-style="italic" style:font-style-asian="italic" style:font-style-complex="italic"/>
    </style:style>
    <style:style style:name="T1" style:family="text">
      <style:text-properties fo:color="#0099ff" fo:font-style="italic" style:font-style-asian="italic" style:font-style-complex="italic"/>
    </style:style>
    <style:style style:name="T2" style:family="text">
      <style:text-properties fo:color="#4c4c4c" fo:font-style="italic" style:font-style-asian="italic" style:font-style-complex="italic"/>
    </style:style>
    <style:style style:name="T3" style:family="text">
      <style:text-properties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7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4c4c4c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0pt" fo:font-style="normal" style:font-size-asian="20pt" style:font-style-asian="normal" style:font-size-complex="20pt" style:font-style-complex="normal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94006b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Unwanted Code Injection</text:p>
          </draw:text-box>
        </draw:frame>
        <draw:frame presentation:style-name="pr2" draw:layer="layout" svg:width="24.639cm" svg:height="12.18cm" svg:x="1.4cm" svg:y="5.82cm" presentation:class="subtitle" presentation:user-transformed="true">
          <draw:text-box>
            <text:p>Possible security risks that may occur when evaluating data from untrusted sources.</text:p>
            <text:p/>
            <text:p/>
            <text:p text:style-name="P1"><text:span text:style-name="T1">Cosmin Poieana –</text:span><text:span text:style-name="T2"> Student @ FII,</text:span></text:p>
            <text:p text:style-name="P1"><text:span text:style-name="T2">Malware Researcher @ Bitdefender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2">Code execu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Most popular scripting languages: JavaScript, Python, Perl, Ruby.</text:p>
              </text:list-item>
              <text:list-item>
                <text:p>And others: ECMAScript, ActionScript, Lisp, PHP, Lua, PostScript, D, ColdFusion, Ruby, Forth, BASIC, etc.</text:p>
              </text:list-item>
              <text:list-item>
                <text:p>It's not a vulnerability and it doesn't affect certain versions of interpreters or operating systems under they run.</text:p>
              </text:list-item>
              <text:list-item>
                <text:p>It simply executes (malicious) code (plain/compiled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Real-world usag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 text:style-name="P3"><text:span text:style-name="T3">Adequate uses</text:span></text:p>
              </text:list-header>
              <text:list-item>
                <text:p text:style-name="P3">web frameworks (web2py, cherrypy, django, flask), dynamic code manipulation, compiled bytecode optimizations, mathematical plotters (Lybniz)</text:p>
                <text:p/>
                <text:p><text:span text:style-name="T4">Usual programmer (bad)</text:span></text:p>
              </text:list-item>
              <text:list-item>
                <text:p>improper data deserialization (json), foreign code execution, loading config files, statements redundancy, obfuscation techniqu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2">How it works?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The programmer is too lazy to build a proper parser.</text:p>
              </text:list-item>
              <text:list-item>
                <text:p>Unverified data content or source.</text:p>
              </text:list-item>
              <text:list-item>
                <text:p>Bad programming practices (code-based configs/plugins).</text:p>
              </text:list-item>
              <text:list-item>
                <text:p>Other functions that implies code execution.</text:p>
              </text:list-item>
              <text:list-item>
                <text:p>Runtime code embedding to ease some specific task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ython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<text:span text:style-name="T5">Linux, Python 2.x</text:span></text:p>
                <text:p><text:span text:style-name="T4"/></text:p>
              </text:list-header>
              <text:list-item>
                <text:p><text:span text:style-name="T4">eval</text:span>(source[, globals[, locals]]) -&gt; value</text:p>
              </text:list-item>
              <text:list-item>
                <text:p><text:span text:style-name="T4">exec</text:span> …</text:p>
              </text:list-item>
              <text:list-item>
                <text:p><text:span text:style-name="T4">input</text:span>([prompt]) -&gt; value</text:p>
              </text:list-item>
              <text:list-item>
                <text:p><text:span text:style-name="T4">compile</text:span>(source, filename, mode[, flags[, dont_inherit]]) -&gt; code object</text:p>
              </text:list-item>
              <text:list-item>
                <text:p><text:span text:style-name="T4">execfile</text:span>(filename[, globals[, locals]]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ython - examples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header>
                <text:p>&gt;&gt;&gt; eval("1+2")</text:p>
                <text:p>3</text:p>
                <text:p>&gt;&gt;&gt; exec "import os; os.system('pwd')"</text:p>
                <text:p>/home/cmin/Desktop/pysec</text:p>
                <text:p>&gt;&gt;&gt; number = input("Number: ")</text:p>
                <text:p>Number: exit()</text:p>
                <text:p>&gt;&gt;&gt; op = compile("a=1;b=2;c=(a*b)**(a+b)", "&lt;string&gt;", "single")</text:p>
                <text:p>&gt;&gt;&gt; eval(op)</text:p>
                <text:p>&gt;&gt;&gt; c</text:p>
                <text:p>8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19.6cm" svg:height="1.8cm" svg:x="1.2cm" svg:y="1.8cm" presentation:class="title">
          <draw:text-box>
            <text:p text:style-name="P2">Python - tricks</text:p>
          </draw:text-box>
        </draw:frame>
        <draw:frame presentation:style-name="pr5" draw:text-style-name="P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5"><text:span text:style-name="T6">eval</text:span><text:span text:style-name="T7"> (function)</text:span><text:span text:style-name="T8"> evaluates expressions, but </text:span><text:span text:style-name="T6">exec </text:span><text:span text:style-name="T7">(statement)</text:span><text:span text:style-name="T8"> executes code, remember?</text:span></text:p>
              </text:list-item>
              <text:list-item>
                <text:p text:style-name="P5"><text:span text:style-name="T8">How about “eval”-ing multiple statements...</text:span></text:p>
              </text:list-item>
            </text:list>
            <text:p text:style-name="P6"><text:span text:style-name="T9">&gt;&gt;&gt; code = """</text:span></text:p>
            <text:p text:style-name="P6"><text:span text:style-name="T9">... import sys</text:span></text:p>
            <text:p text:style-name="P6"><text:span text:style-name="T9">... print sys.version</text:span></text:p>
            <text:p text:style-name="P6"><text:span text:style-name="T9">... """</text:span></text:p>
            <text:p text:style-name="P6"><text:span text:style-name="T9">&gt;&gt;&gt; cobj = compile(code, "&lt;string&gt;", "exec")</text:span></text:p>
            <text:p text:style-name="P6"><text:span text:style-name="T9">&gt;&gt;&gt; eval(cobj)</text:span></text:p>
            <text:p text:style-name="P6"><text:span text:style-name="T9">2.7.4 (default, Sep 26 2013, 03:20:56) </text:span></text:p>
            <text:p text:style-name="P6"><text:span text:style-name="T9">[GCC 4.7.3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ython – interprete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eval vs. exec</text:p>
              </text:list-item>
              <text:list-item>
                <text:p>Using functions instead of statements (import)</text:p>
              </text:list-item>
              <text:list-item>
                <text:p>Namespaces (globals/locals)</text:p>
              </text:list-item>
              <text:list-item>
                <text:p>Replacing `__builtins__` (whitelisting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2">Example I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Bad practice</text:span></text:p>
              </text:list-header>
              <text:list-item>
                <text:p><text:span text:style-name="T10">String evaluation instead of type converting for numeric values.</text:span></text:p>
                <text:p><text:span text:style-name="T10"/></text:p>
                <text:p><text:span text:style-name="T11">Solution</text:span></text:p>
              </text:list-item>
              <text:list-item>
                <text:p><text:span text:style-name="T10">Alter the namespace with empty builtins.</text:span></text:p>
              </text:list-item>
              <text:list-item>
                <text:p><text:span text:style-name="T10">Replace input() with int(raw_input())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ython - hacks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&gt;&gt;&gt; eval("__import__('os')", {"__builtins__": {}})</text:p>
                <text:p>...</text:p>
                <text:p>NameError: name '__import__' is not defined</text:p>
                <text:p/>
                <text:p>&gt;&gt;&gt; eval("[x for x in (1).__class__.__base__.__subclasses__() if x.__name__ == 'catch_warnings'][0]()._module.__builtins__['__import__']('os')", {"__builtins__": {}})</text:p>
                <text:p>&lt;module 'os' from '/usr/lib/python2.7/os.pyc'&gt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Example II</text:p>
          </draw:text-box>
        </draw:frame>
        <draw:frame presentation:style-name="pr5" draw:text-style-name="P8" draw:layer="layout" svg:width="24.639cm" svg:height="12.18cm" svg:x="1.4cm" svg:y="5.82cm" presentation:class="outline">
          <draw:text-box>
            <text:list text:style-name="L2">
              <text:list-header>
                <text:p><text:span text:style-name="T2">Bad practice</text:span></text:p>
              </text:list-header>
              <text:list-item>
                <text:p><text:span text:style-name="T12">Wrong and bogus (de)serialization methods.</text:span></text:p>
                <text:p><text:span text:style-name="T12"/></text:p>
                <text:p><text:span text:style-name="T2">Solution</text:span></text:p>
              </text:list-item>
              <text:list-item>
                <text:p><text:span text:style-name="T12">Use pickle or json library for this kind of work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Example III</text:p>
          </draw:text-box>
        </draw:frame>
        <draw:frame presentation:style-name="pr5" draw:text-style-name="P8" draw:layer="layout" svg:width="24.639cm" svg:height="12.18cm" svg:x="1.4cm" svg:y="5.82cm" presentation:class="outline">
          <draw:text-box>
            <text:list text:style-name="L2">
              <text:list-header>
                <text:p><text:span text:style-name="T2">Bad practice</text:span></text:p>
              </text:list-header>
              <text:list-item>
                <text:p><text:span text:style-name="T12">Executing code from untrusted sources without checking it.</text:span></text:p>
                <text:p><text:span text:style-name="T12"/></text:p>
                <text:p><text:span text:style-name="T2">Solution</text:span></text:p>
              </text:list-item>
              <text:list-item>
                <text:p><text:span text:style-name="T12">Verify the input in both the front and the back end.</text:span></text:p>
              </text:list-item>
              <text:list-item>
                <text:p><text:span text:style-name="T12">Use pkgutil library for module manipulation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ython – crash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>#! /usr/bin/env python</text:p>
            <text:p>s = """(lambda fc=(lambda n: [c for c in ().__class__.__bases__[0].__subclasses__() if c.__name__ == n][0]): fc("function")(</text:p>
            <text:p><text:s text:c="20"/>fc("code")(</text:p>
            <text:p><text:s text:c="24"/>0,0,0,0,"random",(),(),(),"","",0,""), {})()</text:p>
            <text:p>)()"""</text:p>
            <text:p>eval(s, {"__builtins__": {}})</text:p>
            <text:p/>
            <text:p>Segmentation fault (core dumped)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ython 3.x</text:p>
          </draw:text-box>
        </draw:frame>
        <draw:frame presentation:style-name="pr5" draw:text-style-name="P9" draw:layer="layout" svg:width="24.639cm" svg:height="12.18cm" svg:x="1.4cm" svg:y="5.82cm" presentation:class="outline">
          <draw:text-box>
            <text:list text:style-name="L2">
              <text:list-item>
                <text:p text:style-name="P3"><text:span text:style-name="T13">Crash (segmentation fault) – add one more `0` and replace some strings with bytes:</text:span></text:p>
                <text:p text:style-name="P3"><text:span text:style-name="T14">&gt;&gt;&gt; s = '(lambda fc=(lambda n: [c for c in ().__class__.__bases__[0].__subclasses__() if c.__name__ == n][0] ):fc("function")(fc("code")(0,0,0,0,0,b"random",(),(),(),"","",0,b""),{})())()'</text:span></text:p>
                <text:p text:style-name="P3"><text:span text:style-name="T14">eval(s, {"__builtins__": {}})</text:span></text:p>
                <text:p text:style-name="P3"><text:span text:style-name="T14">Segmentation fault (core dumped)</text:span></text:p>
              </text:list-item>
              <text:list-item>
                <text:p text:style-name="P3"><text:span text:style-name="T15">Builtins restore:</text:span></text:p>
                <text:p text:style-name="P3"><text:span text:style-name="T14">&gt;&gt;&gt; s = "[x for x in (1).__class__.__base__.__subclasses__() if x.__name__ == 'Pattern'][0].__init__.__globals__['__builtins__']['print']('Works!')"</text:span></text:p>
                <text:p text:style-name="P3"><text:span text:style-name="T14">&gt;&gt;&gt; eval(s, {"__builtins__": {}})</text:span></text:p>
                <text:p text:style-name="P3"><text:span text:style-name="T14">Works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Protection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Avoid these functions at all.</text:p>
              </text:list-item>
              <text:list-item>
                <text:p>Use only trusted encapsulated sources.</text:p>
              </text:list-item>
              <text:list-item>
                <text:p>Double-check input data.</text:p>
              </text:list-item>
              <text:list-item>
                <text:p>Sandbox or chroo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19.6cm" svg:height="1.8cm" svg:x="1.2cm" svg:y="1.8cm" presentation:class="title">
          <draw:text-box>
            <text:p text:style-name="P2">Resources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Many thanks to <text:span text:style-name="T4">floyd </text:span><text:span text:style-name="T16">and to his research:</text:span></text:p>
                <text:p><text:span text:style-name="T16"><text:a xlink:href="http://www.floyd.ch/?p=584" xlink:type="simple">http://www.floyd.ch/?p=584</text:a></text:span></text:p>
              </text:list-item>
              <text:list-item>
                <text:p><text:span text:style-name="T16">Ned Batchelder (builtins search tool):</text:span></text:p>
                <text:p><text:span text:style-name="T16"><text:a xlink:href="http://nedbatchelder.com/blog/201302/finding_python_3_builtins.html" xlink:type="simple">http://nedbatchelder.com/blog/201302/finding_python_3_builtins.html</text:a></text:span></text:p>
              </text:list-item>
              <text:list-item>
                <text:p><text:span text:style-name="T16">Armin Ronacher:</text:span></text:p>
                <text:p><text:span text:style-name="T16"><text:a xlink:href="http://lucumr.pocoo.org/2011/2/1/exec-in-python/" xlink:type="simple">http://lucumr.pocoo.org/2011/2/1/exec-in-python/</text:a></text:span></text:p>
              </text:list-item>
              <text:list-item>
                <text:p><text:span text:style-name="T16">Others:</text:span></text:p>
                <text:p><text:span text:style-name="T16"><text:a xlink:href="http://lybniz2.sourceforge.net/safeeval.html" xlink:type="simple">http://lybniz2.sourceforge.net/safeeval.html</text:a></text:span><text:span text:style-name="T16"><text:a xlink:href="http://en.wikipedia.org/wiki/Eval" xlink:type="simple">http://en.wikipedia.org/wiki/Eval</text:a></text:span></text:p>
                <text:p text:style-name="P2"><text:span text:style-name="T17">Questions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3-10-21T22:16:40</meta:creation-date>
    <dc:date>2013-10-27T03:30:33</dc:date>
    <dc:creator>Cosmin Poieana</dc:creator>
    <meta:editing-duration>PT10H11M41S</meta:editing-duration>
    <meta:editing-cycles>75</meta:editing-cycles>
    <meta:generator>LibreOffice/4.0.2.2$Linux_x86 LibreOffice_project/400m0$Build-2</meta:generator>
    <meta:document-statistic meta:object-count="97"/>
  </office:meta>
</office:document-meta>
</file>